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918a8" officeooo:paragraph-rsid="000918a8"/>
    </style:style>
    <style:style style:name="P2" style:family="paragraph" style:parent-style-name="Heading_20_5">
      <style:text-properties officeooo:rsid="000918a8" officeooo:paragraph-rsid="000918a8"/>
    </style:style>
    <style:style style:name="P3" style:family="paragraph" style:parent-style-name="Text_20_body">
      <style:text-properties officeooo:rsid="000918a8" officeooo:paragraph-rsid="000918a8"/>
    </style:style>
    <style:style style:name="P4" style:family="paragraph" style:parent-style-name="Text_20_body" style:list-style-name="L1">
      <style:text-properties officeooo:rsid="000918a8" officeooo:paragraph-rsid="000918a8"/>
    </style:style>
    <style:style style:name="P5" style:family="paragraph" style:parent-style-name="Text_20_body" style:list-style-name="L2">
      <style:text-properties officeooo:rsid="000918a8" officeooo:paragraph-rsid="000918a8"/>
    </style:style>
    <style:style style:name="P6" style:family="paragraph" style:parent-style-name="Text_20_body" style:list-style-name="L3">
      <style:text-properties officeooo:rsid="000918a8" officeooo:paragraph-rsid="000918a8"/>
    </style:style>
    <style:style style:name="P7" style:family="paragraph" style:parent-style-name="Text_20_body">
      <style:paragraph-properties fo:text-align="center" style:justify-single-word="false"/>
      <style:text-properties officeooo:paragraph-rsid="000918a8"/>
    </style:style>
    <style:style style:name="P8" style:family="paragraph" style:parent-style-name="Text_20_body">
      <style:text-properties officeooo:paragraph-rsid="000918a8"/>
    </style:style>
    <style:style style:name="T1" style:family="text">
      <style:text-properties officeooo:rsid="000918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pril 13th meeting</text:h>
      <text:p text:style-name="P7"/>
      <text:h text:style-name="P2" text:outline-level="5">Mapping</text:h>
      <text:list xml:id="list2199075319" text:style-name="L1">
        <text:list-item>
          <text:p text:style-name="P4">Finalizing the presets (more differences)</text:p>
          <text:list>
            <text:list-item>
              <text:p text:style-name="P4">« vibration » too strong when a neuron gets active</text:p>
            </text:list-item>
          </text:list>
        </text:list-item>
        <text:list-item>
          <text:p text:style-name="P4">set a dedicated « hemisphere » mode</text:p>
        </text:list-item>
      </text:list>
      <text:h text:style-name="P2" text:outline-level="5">Interface</text:h>
      <text:list xml:id="list2001746246" text:style-name="L3">
        <text:list-item>
          <text:p text:style-name="P6">Change highlight for the tracked neurons</text:p>
        </text:list-item>
        <text:list-item>
          <text:p text:style-name="P6">change label for the reset button</text:p>
        </text:list-item>
        <text:list-item>
          <text:p text:style-name="P6">switch gain/selection</text:p>
        </text:list-item>
        <text:list-item>
          <text:p text:style-name="P6">change delete/select buttons</text:p>
        </text:list-item>
      </text:list>
      <text:p text:style-name="P8"/>
      <text:h text:style-name="P2" text:outline-level="5">Bugs</text:h>
      <text:list xml:id="list2807338170" text:style-name="L2">
        <text:list-item>
          <text:p text:style-name="P5">Gains not set to 1. when reset</text:p>
        </text:list-item>
        <text:list-item>
          <text:p text:style-name="P5">tracked neurons still heard when the window is closed</text:p>
        </text:list-item>
      </text:list>
      <text:p text:style-name="P3"/>
      <text:h text:style-name="P2" text:outline-level="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3T15:11:49.999000000</meta:creation-date>
    <dc:date>2021-04-13T15:21:13.382000000</dc:date>
    <meta:editing-duration>PT9M28S</meta:editing-duration>
    <meta:editing-cycles>1</meta:editing-cycles>
    <meta:document-statistic meta:table-count="0" meta:image-count="0" meta:object-count="0" meta:page-count="1" meta:paragraph-count="13" meta:word-count="70" meta:character-count="378" meta:non-whitespace-character-count="330"/>
    <meta:generator>LibreOffice/7.0.5.2$Windows_X86_64 LibreOffice_project/64390860c6cd0aca4beafafcfd84613dd9dfb63a</meta:generator>
  </office:meta>
</office:document-meta>
</file>